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f4d1d"/>
    </style:style>
    <style:style style:name="P2" style:family="paragraph" style:parent-style-name="Text_20_body">
      <style:text-properties officeooo:rsid="0025b084" officeooo:paragraph-rsid="0025b084"/>
    </style:style>
    <style:style style:name="P3" style:family="paragraph" style:parent-style-name="Text_20_body">
      <style:text-properties officeooo:paragraph-rsid="0022d4df"/>
    </style:style>
    <style:style style:name="P4" style:family="paragraph" style:parent-style-name="Text_20_body">
      <style:text-properties style:font-name="Liberation Serif"/>
    </style:style>
    <style:style style:name="P5" style:family="paragraph" style:parent-style-name="Text_20_body">
      <style:text-properties officeooo:rsid="0022d4df" officeooo:paragraph-rsid="0022d4df"/>
    </style:style>
    <style:style style:name="P6" style:family="paragraph" style:parent-style-name="Heading_20_1">
      <style:text-properties officeooo:rsid="001df038" officeooo:paragraph-rsid="001df038"/>
    </style:style>
    <style:style style:name="P7" style:family="paragraph" style:parent-style-name="Heading_20_2">
      <style:text-properties officeooo:rsid="001f4d1d" officeooo:paragraph-rsid="001f4d1d"/>
    </style:style>
    <style:style style:name="P8" style:family="paragraph" style:parent-style-name="Heading_20_2">
      <style:text-properties officeooo:rsid="0022d4df" officeooo:paragraph-rsid="0022d4df"/>
    </style:style>
    <style:style style:name="P9" style:family="paragraph" style:parent-style-name="Heading_20_2">
      <style:text-properties officeooo:rsid="0025b084" officeooo:paragraph-rsid="0025b084"/>
    </style:style>
    <style:style style:name="P10" style:family="paragraph" style:parent-style-name="Heading_20_2">
      <style:text-properties officeooo:rsid="002736a5" officeooo:paragraph-rsid="002736a5"/>
    </style:style>
    <style:style style:name="P11" style:family="paragraph" style:parent-style-name="Text_20_body" style:list-style-name="L1">
      <style:text-properties officeooo:rsid="001f4d1d" officeooo:paragraph-rsid="001f4d1d"/>
    </style:style>
    <style:style style:name="P12" style:family="paragraph" style:parent-style-name="Text_20_body" style:list-style-name="L2">
      <style:text-properties officeooo:rsid="0022d4df" officeooo:paragraph-rsid="0022d4df"/>
    </style:style>
    <style:style style:name="P13" style:family="paragraph" style:parent-style-name="Text_20_body">
      <style:text-properties fo:font-size="12pt" fo:font-weight="normal" officeooo:rsid="002736a5" officeooo:paragraph-rsid="002736a5" style:font-size-asian="10.5pt" style:font-weight-asian="normal" style:font-size-complex="12pt" style:font-weight-complex="normal"/>
    </style:style>
    <style:style style:name="P14" style:family="paragraph" style:parent-style-name="Text_20_body" style:list-style-name="L3">
      <style:text-properties fo:font-size="12pt" fo:font-weight="normal" officeooo:rsid="002736a5" officeooo:paragraph-rsid="002736a5" style:font-size-asian="10.5pt" style:font-weight-asian="normal" style:font-size-complex="12pt" style:font-weight-complex="normal"/>
    </style:style>
    <style:style style:name="P15" style:family="paragraph" style:parent-style-name="Text_20_body">
      <style:text-properties officeooo:rsid="0025b084" officeooo:paragraph-rsid="0025b084"/>
    </style:style>
    <style:style style:name="P16" style:family="paragraph" style:parent-style-name="Text_20_body" style:list-style-name="L4">
      <style:text-properties officeooo:rsid="00295fa9" officeooo:paragraph-rsid="00295fa9"/>
    </style:style>
    <style:style style:name="P17" style:family="paragraph">
      <style:paragraph-properties fo:text-align="center"/>
    </style:style>
    <style:style style:name="P18"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officeooo:rsid="001df038"/>
    </style:style>
    <style:style style:name="T2" style:family="text">
      <style:text-properties fo:font-variant="normal" fo:text-transform="none" fo:color="#333333" loext:opacity="100%" fo:font-size="12pt" fo:letter-spacing="normal" fo:font-style="normal" fo:font-weight="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officeooo:rsid="00295fa9"/>
    </style:style>
    <style:style style:name="T5" style:family="text">
      <style:text-properties officeooo:rsid="002b07e8"/>
    </style:style>
    <style:style style:name="T6" style:family="text">
      <style:text-properties fo:font-size="10pt" style:font-size-asian="10pt" style:font-size-complex="1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Project Outline</text:h>
      <text:p text:style-name="P4">- Project is intended to demonstrate the four pillars of Object Oriented Programming: <text:span text:style-name="T2">abstraction, encapsulation, inheritance, and polymorphism.</text:span></text:p>
      <text:p text:style-name="P4">- Project <text:span text:style-name="T1">will be a prototype of the device repair interface/mini-game from my Space Repairman project.</text:span></text:p>
      <text:p text:style-name="P4"/>
      <text:h text:style-name="P7" text:outline-level="2"><draw:line text:anchor-type="paragraph" draw:z-index="1" draw:name="Line 1" draw:style-name="gr1" draw:text-style-name="P17" svg:x1="14.797cm" svg:y1="0.868cm" svg:x2="14.797cm" svg:y2="1.342cm"><text:p/></draw:line><draw:frame text:anchor-type="paragraph" draw:z-index="0" draw:name="Text Frame 1" draw:style-name="gr2" draw:text-style-name="P18" svg:width="3.89cm" svg:height="2.031cm" svg:x="12.892cm" svg:y="0.455cm"><draw:text-box><text:p text:style-name="P17"><text:span text:style-name="T6">Replaceable</text:span></text:p><text:p><text:span text:style-name="T6"/></text:p><text:p text:style-name="P17"><text:span text:style-name="T6">Fuse</text:span></text:p><text:p><text:span text:style-name="T6"/></text:p><text:p text:style-name="P17"><text:span text:style-name="T6">15W</text:span><text:span text:style-name="T6"><text:tab/></text:span><text:span text:style-name="T6"><text:tab/></text:span><text:span text:style-name="T6">10W</text:span></text:p></draw:text-box></draw:frame>Objects</text:h>
      <text:list xml:id="list2602161156" text:style-name="L1">
        <text:list-item>
          <text:p text:style-name="P11">Replaceable components (fuses, circuit boards, coils <text:span text:style-name="T4">power regulators </text:span>etc.)</text:p>
        </text:list-item>
        <text:list-item>
          <text:p text:style-name="P11"><draw:line text:anchor-type="paragraph" draw:z-index="3" draw:name="Line 3" draw:style-name="gr1" draw:text-style-name="P17" svg:x1="15.035cm" svg:y1="-0.256cm" svg:x2="15.776cm" svg:y2="0.088cm"><text:p/></draw:line><draw:line text:anchor-type="paragraph" draw:z-index="2" draw:name="Line 2" draw:style-name="gr1" draw:text-style-name="P17" svg:x1="14.559cm" svg:y1="-0.309cm" svg:x2="13.898cm" svg:y2="0.061cm"><text:p/></draw:line>Configurable components (switches, dials, keypad-with-display)</text:p>
        </text:list-item>
      </text:list>
      <text:p text:style-name="P1"/>
      <text:h text:style-name="P8" text:outline-level="2">Functions/Behaviours</text:h>
      <text:list xml:id="list30652289" text:style-name="L2">
        <text:list-item>
          <text:p text:style-name="P12">Highlight objects on mouseover</text:p>
        </text:list-item>
        <text:list-item>
          <text:p text:style-name="P12">Use mouse to pick up and move objects (replaceable components)</text:p>
        </text:list-item>
        <text:list-item>
          <text:p text:style-name="P12">Use mouse and/or keyboard inputs to alter configurable components</text:p>
        </text:list-item>
        <text:list-item>
          <text:p text:style-name="P12">Have objects snap into place when near particular places (e.g. sockets, connection points, inventory tray/area)</text:p>
          <text:list>
            <text:list-item>
              <text:p text:style-name="P12">the place they will snap to should be highlighted when they are in range</text:p>
            </text:list-item>
            <text:list-item>
              <text:p text:style-name="P12">different kinds of object will only snap to their appropriate places (i.e. a fuse will snap to a fuse socket but won’t snap to a circuit board connection point)</text:p>
            </text:list-item>
          </text:list>
        </text:list-item>
      </text:list>
      <text:p text:style-name="P5"/>
      <text:h text:style-name="P9" text:outline-level="2">Data Types</text:h>
      <text:p text:style-name="P2">(not sure about this one yet – need to think about what kinds of data need what kinds of encapsulation)</text:p>
      <text:list xml:id="list1115176461" text:style-name="L4">
        <text:list-item>
          <text:p text:style-name="P16">Power regulator object could set a devicePowerLevel variable which is stored in a separate game object (one specifically for holding ‘global’ variables?). Other objects, like the FuseCradle could then read that variable and use it to determine whether the Fuse object will be destroyed (if the powereLevel is too high for the Fuse).</text:p>
          <text:list>
            <text:list-item>
              <text:p text:style-name="P16">Since devicePowerLevel would need to always be a positive number it would need to have a setter <text:span text:style-name="T5">with a ‘backing field’ </text:span>which restricts the range of values it can take.</text:p>
            </text:list-item>
            <text:list-item>
              <text:p text:style-name="P16">The FuseCradle would compare the devicePowerLevel with the powerRating of the Fuse in the cradle. PowerRating of the Fuse would want to be read only, since the FuseCradle needs to access its value, but there are no script which would need to set/change its value.</text:p>
            </text:list-item>
          </text:list>
        </text:list-item>
      </text:list>
      <text:p text:style-name="P2"><text:soft-page-break/></text:p>
      <text:p text:style-name="P2"/>
      <text:h text:style-name="P10" text:outline-level="2">High-level Functions <text:span text:style-name="T3">(abstraction)</text:span></text:h>
      <text:p text:style-name="P13">Common functions used by different scripts/objects/processes might include:</text:p>
      <text:list xml:id="list806449165" text:style-name="L3">
        <text:list-item>
          <text:p text:style-name="P14">Highlight object</text:p>
        </text:list-item>
        <text:list-item>
          <text:p text:style-name="P14">Move object with mouse</text:p>
        </text:list-item>
        <text:list-item>
          <text:p text:style-name="P14">Checking if object is within range of a snap-to point</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2T16:57:11.416000000</dc:date>
    <meta:editing-duration>PT51M47S</meta:editing-duration>
    <meta:editing-cycles>10</meta:editing-cycles>
    <meta:generator>LibreOffice/7.3.7.2$Windows_X86_64 LibreOffice_project/e114eadc50a9ff8d8c8a0567d6da8f454beeb84f</meta:generator>
    <meta:document-statistic meta:table-count="0" meta:image-count="0" meta:object-count="0" meta:page-count="2" meta:paragraph-count="23" meta:word-count="323" meta:character-count="2015" meta:non-whitespace-character-count="1728"/>
  </office:meta>
</office:document-meta>
</file>